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 style:master-page-name="">
      <loext:graphic-properties draw:fill="none" draw:fill-hatch-name="hatch"/>
      <style:paragraph-properties fo:margin-left="0in" fo:margin-right="0in" fo:margin-top="0.1201in" fo:margin-bottom="0in" style:contextual-spacing="false" fo:line-height="100%" fo:text-align="start" style:justify-single-word="false" fo:text-indent="0in" style:auto-text-indent="false" style:page-number="auto" fo:background-color="transparent" style:writing-mode="lr-tb"/>
      <style:text-properties style:font-name="Awami Nastaliq" fo:font-size="13pt" officeooo:rsid="00c7e2d7" officeooo:paragraph-rsid="00c7e2d7" fo:background-color="transparent" style:font-size-asian="13pt" style:font-name-complex="Awami Nastaliq OT" style:font-size-complex="13pt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officeooo:paragraph-rsid="008e0ac1" style:font-name-complex="Awami Nastaliq OT"/>
    </style:style>
    <style:style style:name="P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paragraph-rsid="00e1fadc" style:font-size-asian="18pt" style:font-name-complex="Awami Nastaliq OT" style:font-size-complex="18pt"/>
    </style:style>
    <style:style style:name="P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3pt" officeooo:rsid="00ca5c58" officeooo:paragraph-rsid="00f9364b" style:font-size-asian="13pt" style:font-name-complex="Awami Nastaliq OT" style:font-size-complex="13pt"/>
    </style:style>
    <style:style style:name="P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rsid="009de5f3" officeooo:paragraph-rsid="00933a25" fo:background-color="transparent" style:font-size-asian="18pt" style:font-name-complex="Awami Nastaliq OT" style:font-size-complex="18pt"/>
    </style:style>
    <style:style style:name="P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rsid="0019a688" officeooo:paragraph-rsid="00e8b26b" fo:background-color="transparent" style:font-size-asian="18pt" style:font-name-complex="Awami Nastaliq OT" style:font-size-complex="18pt"/>
    </style:style>
    <style:style style:name="P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rsid="0019a688" officeooo:paragraph-rsid="009de5f3" fo:background-color="transparent" style:font-size-asian="18pt" style:font-name-complex="Awami Nastaliq OT" style:font-size-complex="18pt"/>
    </style:style>
    <style:style style:name="P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158466" loext:opacity="100%" style:font-name="Awami Nastaliq" fo:font-size="18pt" officeooo:rsid="00777f0c" officeooo:paragraph-rsid="00bd0ce9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 OT" fo:font-size="18pt" officeooo:rsid="00917c42" officeooo:paragraph-rsid="009ecf66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 OT" fo:font-size="18pt" fo:font-weight="normal" officeooo:rsid="00c4900f" officeooo:paragraph-rsid="00c4900f" fo:background-color="transparent" style:font-size-asian="18pt" style:font-weight-asian="normal" style:font-name-complex="Awami Nastaliq OT" style:font-size-complex="18pt" style:language-complex="ur" style:country-complex="PK" style:font-weight-complex="normal"/>
    </style:style>
    <style:style style:name="P1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dde939" fo:background-color="transparent" style:font-size-asian="18pt" style:font-name-complex="Awami Nastaliq OT" style:font-size-complex="18pt" style:language-complex="ur" style:country-complex="PK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dde939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dde939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 OT" fo:font-size="18pt" officeooo:paragraph-rsid="00dde939" style:font-size-asian="18pt" style:font-name-complex="Awami Nastaliq OT" style:font-size-complex="18pt"/>
    </style:style>
    <style:style style:name="P1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042789" officeooo:paragraph-rsid="00dde939" style:font-size-asian="18pt" style:font-name-complex="Awami Nastaliq OT" style:font-size-complex="18pt"/>
    </style:style>
    <style:style style:name="P1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89b08" officeooo:paragraph-rsid="00eb3cd2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158466" loext:opacity="100%" style:font-name="Arial" fo:font-size="18pt" officeooo:rsid="00acf3ed" officeooo:paragraph-rsid="00acf3ed" fo:background-color="transparent" style:font-size-asian="18pt" style:font-name-complex="Awami Nastaliq OT" style:font-size-complex="18pt" style:language-complex="fa" style:country-complex="IR"/>
    </style:style>
    <style:style style:name="P1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189b08" officeooo:paragraph-rsid="00aa91da" fo:background-color="transparent" style:font-size-asian="18pt" style:font-name-complex="Awami Nastaliq OT" style:font-size-complex="18pt" style:language-complex="fa" style:country-complex="IR"/>
    </style:style>
    <style:style style:name="P19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f22610" officeooo:paragraph-rsid="00f22610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P20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158466" loext:opacity="100%" style:font-name="Awami Nastaliq OT" fo:font-size="18pt" fo:font-weight="normal" officeooo:rsid="00042789" officeooo:paragraph-rsid="00f9364b" fo:background-color="transparent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P2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9de5f3" officeooo:paragraph-rsid="009de5f3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P2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b5e271" fo:background-color="transparent" style:font-size-asian="18pt" style:font-name-complex="Awami Nastaliq OT" style:font-size-complex="18pt"/>
    </style:style>
    <style:style style:name="P23" style:family="paragraph" style:parent-style-name="Folk_20_Story_20_Body">
      <style:paragraph-properties fo:margin-top="0.1201in" fo:margin-bottom="0in" style:contextual-spacing="false" fo:line-height="115%"/>
      <style:text-properties officeooo:paragraph-rsid="00b71c77"/>
    </style:style>
    <style:style style:name="P2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2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2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2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2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2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917c42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a108be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a108be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3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657ae8" officeooo:paragraph-rsid="00ecdfed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f22610" officeooo:paragraph-rsid="00f22610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 OT" fo:font-size="18pt" officeooo:rsid="00ca5c58" officeooo:paragraph-rsid="00fd48f6" style:font-size-asian="18pt" style:font-name-complex="Awami Nastaliq OT" style:font-size-complex="18pt"/>
    </style:style>
    <style:style style:name="P37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officeooo:rsid="00c8292b"/>
    </style:style>
    <style:style style:name="T2" style:family="text">
      <style:text-properties officeooo:rsid="00c9977e"/>
    </style:style>
    <style:style style:name="T3" style:family="text">
      <style:text-properties fo:font-size="18pt" officeooo:rsid="004834dc" fo:background-color="transparent" loext:char-shading-value="0" style:font-size-asian="18pt" style:font-size-complex="18pt"/>
    </style:style>
    <style:style style:name="T4" style:family="text">
      <style:text-properties style:font-size-complex="18pt" style:language-complex="ur" style:country-complex="PK"/>
    </style:style>
    <style:style style:name="T5" style:family="text">
      <style:text-properties fo:color="#800080" loext:opacity="100%" fo:font-weight="normal" officeooo:rsid="008bfdc1" fo:background-color="transparent" loext:char-shading-value="0" style:font-weight-asian="normal" style:language-complex="ur" style:country-complex="PK" style:font-weight-complex="normal"/>
    </style:style>
    <style:style style:name="T6" style:family="text">
      <style:text-properties fo:color="#ff0000" loext:opacity="100%" fo:font-weight="normal" officeooo:rsid="008bfdc1" fo:background-color="transparent" loext:char-shading-value="0" style:font-weight-asian="normal" style:language-complex="ur" style:country-complex="PK" style:font-weight-complex="normal"/>
    </style:style>
    <style:style style:name="T7" style:family="text">
      <style:text-properties fo:color="#800080" loext:opacity="100%" fo:font-weight="normal" officeooo:rsid="00042789" fo:background-color="transparent" loext:char-shading-value="0" style:font-name-asian="Scheherazade" style:font-weight-asian="normal" style:language-complex="ur" style:country-complex="PK" style:font-weight-complex="normal"/>
    </style:style>
    <style:style style:name="T8" style:family="text">
      <style:text-properties fo:color="#158466" loext:opacity="100%" fo:font-weight="normal" officeooo:rsid="008bfdc1" fo:background-color="transparent" loext:char-shading-value="0" style:font-weight-asian="normal" style:language-complex="ur" style:country-complex="PK" style:font-weight-complex="normal"/>
    </style:style>
    <style:style style:name="T9" style:family="text">
      <style:text-properties fo:color="#ff0000" loext:opacity="100%" fo:font-weight="normal" officeooo:rsid="00042789" fo:background-color="transparent" loext:char-shading-value="0" style:font-name-asian="Scheherazade" style:font-weight-asian="normal" style:language-complex="ur" style:country-complex="PK" style:font-weight-complex="normal"/>
    </style:style>
    <style:style style:name="T10" style:family="text">
      <style:text-properties fo:color="#ff0000" loext:opacity="100%" fo:font-weight="normal" officeooo:rsid="00d81d32" fo:background-color="transparent" loext:char-shading-value="0" style:font-name-asian="Scheherazade" style:font-weight-asian="normal" style:language-complex="ur" style:country-complex="PK" style:font-weight-complex="normal"/>
    </style:style>
    <style:style style:name="T11" style:family="text">
      <style:text-properties fo:color="#ff0000" loext:opacity="100%" fo:font-weight="normal" officeooo:rsid="00d81d32" fo:background-color="transparent" loext:char-shading-value="0" style:font-name-asian="Scheherazade" style:font-weight-asian="normal" style:language-complex="fa" style:country-complex="IR" style:font-weight-complex="normal"/>
    </style:style>
    <style:style style:name="T12" style:family="text">
      <style:text-properties fo:color="#ff0000" loext:opacity="100%" fo:font-weight="normal" officeooo:rsid="00db8912" fo:background-color="transparent" loext:char-shading-value="0" style:font-name-asian="Scheherazade" style:font-weight-asian="normal" style:language-complex="fa" style:country-complex="IR" style:font-weight-complex="normal"/>
    </style:style>
    <style:style style:name="T13" style:family="text">
      <style:text-properties fo:color="#ff0000" loext:opacity="100%" fo:font-weight="normal" officeooo:rsid="000e14d7" fo:background-color="transparent" loext:char-shading-value="0" style:font-name-asian="Scheherazade" style:font-weight-asian="normal" style:language-complex="fa" style:country-complex="IR" style:font-weight-complex="normal"/>
    </style:style>
    <style:style style:name="T14" style:family="text">
      <style:text-properties style:use-window-font-color="true" loext:opacity="0%" fo:font-size="18pt" officeooo:rsid="00100b1a" style:font-size-asian="18pt" style:font-size-complex="18pt"/>
    </style:style>
    <style:style style:name="T15" style:family="text">
      <style:text-properties fo:color="#ff0000" loext:opacity="100%" fo:font-size="18pt" officeooo:rsid="00100b1a" style:font-size-asian="18pt" style:font-size-complex="18pt"/>
    </style:style>
    <style:style style:name="T16" style:family="text">
      <style:text-properties style:use-window-font-color="true" loext:opacity="0%" officeooo:rsid="00f9364b"/>
    </style:style>
    <style:style style:name="T17" style:family="text">
      <style:text-properties style:use-window-font-color="true" loext:opacity="0%" fo:font-size="18pt" officeooo:rsid="00f9364b" style:font-size-asian="18pt" style:font-size-complex="18pt"/>
    </style:style>
    <style:style style:name="T18" style:family="text">
      <style:text-properties style:use-window-font-color="true" loext:opacity="0%" fo:font-size="18pt" fo:font-weight="normal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19" style:family="text">
      <style:text-properties style:use-window-font-color="true" loext:opacity="0%" fo:font-size="18pt" fo:font-weight="normal" officeooo:rsid="00042789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20" style:family="text">
      <style:text-properties fo:color="#800080" loext:opacity="100%" fo:font-size="18pt" fo:font-weight="normal" officeooo:rsid="00042789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21" style:family="text">
      <style:text-properties style:use-window-font-color="true" loext:opacity="0%" fo:font-size="18pt" fo:font-weight="normal" officeooo:rsid="000e14d7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22" style:family="text">
      <style:text-properties style:use-window-font-color="true" loext:opacity="0%" fo:font-size="18pt" fo:font-weight="normal" officeooo:rsid="0010aae4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23" style:family="text">
      <style:text-properties fo:color="#ff0000" loext:opacity="100%" fo:font-size="18pt" fo:font-weight="normal" officeooo:rsid="00116c25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24" style:family="text">
      <style:text-properties style:use-window-font-color="true" loext:opacity="0%" fo:font-size="18pt" fo:font-weight="normal" officeooo:rsid="00116c25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25" style:family="text">
      <style:text-properties style:use-window-font-color="true" loext:opacity="0%" fo:font-size="18pt" fo:font-weight="normal" officeooo:rsid="000d1e9b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26" style:family="text">
      <style:text-properties fo:color="#158466" loext:opacity="100%" fo:font-size="18pt" fo:font-weight="normal" officeooo:rsid="00116c25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27" style:family="text">
      <style:text-properties style:use-window-font-color="true" loext:opacity="0%" fo:font-size="18pt" fo:font-weight="normal" officeooo:rsid="00100b1a" fo:background-color="transparent" loext:char-shading-value="0" style:font-name-asian="Scheherazade" style:font-size-asian="18pt" style:font-weight-asian="normal" style:font-size-complex="18pt" style:language-complex="ur" style:country-complex="PK" style:font-weight-complex="normal"/>
    </style:style>
    <style:style style:name="T28" style:family="text">
      <style:text-properties officeooo:rsid="00efb596"/>
    </style:style>
    <style:style style:name="T29" style:family="text">
      <style:text-properties officeooo:rsid="0004784c"/>
    </style:style>
    <style:style style:name="T30" style:family="text">
      <style:text-properties style:use-window-font-color="true" loext:opacity="0%" officeooo:rsid="00146272" style:language-complex="ar" style:country-complex="BH"/>
    </style:style>
    <style:style style:name="T31" style:family="text">
      <style:text-properties fo:color="#158466" loext:opacity="100%"/>
    </style:style>
    <style:style style:name="T32" style:family="text">
      <style:text-properties fo:color="#158466" loext:opacity="100%" style:language-complex="fa" style:country-complex="IR"/>
    </style:style>
    <style:style style:name="T33" style:family="text">
      <style:text-properties fo:color="#158466" loext:opacity="100%" style:language-complex="ar" style:country-complex="BH"/>
    </style:style>
    <style:style style:name="T34" style:family="text">
      <style:text-properties fo:color="#158466" loext:opacity="100%" officeooo:rsid="00066981" style:language-complex="ar" style:country-complex="BH"/>
    </style:style>
    <style:style style:name="T35" style:family="text">
      <style:text-properties fo:color="#158466" loext:opacity="100%" officeooo:rsid="0005106a" style:language-complex="ar" style:country-complex="BH"/>
    </style:style>
    <style:style style:name="T36" style:family="text">
      <style:text-properties fo:color="#158466" loext:opacity="100%" officeooo:rsid="00310026" style:language-complex="fa" style:country-complex="IR"/>
    </style:style>
    <style:style style:name="T37" style:family="text">
      <style:text-properties fo:color="#158466" loext:opacity="100%" officeooo:rsid="00024582" style:language-complex="fa" style:country-complex="IR"/>
    </style:style>
    <style:style style:name="T38" style:family="text">
      <style:text-properties fo:color="#158466" loext:opacity="100%" officeooo:rsid="00c6036d" style:language-complex="fa" style:country-complex="IR"/>
    </style:style>
    <style:style style:name="T39" style:family="text">
      <style:text-properties style:use-window-font-color="true" loext:opacity="0%" officeooo:rsid="00310026" style:language-complex="fa" style:country-complex="IR"/>
    </style:style>
    <style:style style:name="T40" style:family="text">
      <style:text-properties fo:color="#800080" loext:opacity="100%" officeooo:rsid="00310026" style:language-complex="fa" style:country-complex="IR"/>
    </style:style>
    <style:style style:name="T41" style:family="text">
      <style:text-properties style:use-window-font-color="true" loext:opacity="0%" officeooo:rsid="00469b48" style:font-name-asian="Scheherazade" style:language-complex="fa" style:country-complex="IR"/>
    </style:style>
    <style:style style:name="T42" style:family="text">
      <style:text-properties fo:color="#158466" loext:opacity="100%" fo:font-weight="normal" officeooo:rsid="008bfdc1" style:font-name-asian="Scheherazade" style:font-weight-asian="normal" style:language-complex="ur" style:country-complex="PK" style:font-weight-complex="normal"/>
    </style:style>
    <style:style style:name="T43" style:family="text">
      <style:text-properties fo:color="#ff0000" loext:opacity="100%" fo:font-weight="normal" officeooo:rsid="008bfdc1" style:font-name-asian="Scheherazade" style:font-weight-asian="normal" style:language-complex="ur" style:country-complex="PK" style:font-weight-complex="normal"/>
    </style:style>
    <style:style style:name="T44" style:family="text">
      <style:text-properties fo:color="#158466" loext:opacity="100%" fo:font-weight="normal" officeooo:rsid="000e14d7" style:font-name-asian="Scheherazade" style:font-weight-asian="normal" style:language-complex="ur" style:country-complex="PK" style:font-weight-complex="normal"/>
    </style:style>
    <style:style style:name="T45" style:family="text">
      <style:text-properties fo:color="#158466" loext:opacity="100%" fo:font-weight="normal" officeooo:rsid="00042789" style:font-name-asian="Scheherazade" style:font-weight-asian="normal" style:language-complex="ur" style:country-complex="PK" style:font-weight-complex="normal"/>
    </style:style>
    <style:style style:name="T46" style:family="text">
      <style:text-properties style:use-window-font-color="true" loext:opacity="0%" officeooo:rsid="003d70fd" style:font-name-asian="Scheherazade"/>
    </style:style>
    <style:style style:name="T47" style:family="text">
      <style:text-properties style:use-window-font-color="true" loext:opacity="0%" officeooo:rsid="00469b48" style:font-name-asian="Scheherazade"/>
    </style:style>
    <style:style style:name="T48" style:family="text">
      <style:text-properties style:use-window-font-color="true" loext:opacity="0%" officeooo:rsid="00169ef6" style:font-name-asian="Scheherazade" style:language-complex="ar" style:country-complex="BH"/>
    </style:style>
    <style:style style:name="T49" style:family="text">
      <style:text-properties style:use-window-font-color="true" loext:opacity="0%" officeooo:rsid="00169ef6" style:font-name-asian="Scheherazade" style:language-complex="fa" style:country-complex="IR"/>
    </style:style>
    <style:style style:name="T50" style:family="text">
      <style:text-properties style:use-window-font-color="true" loext:opacity="0%" officeooo:rsid="0007a71e" style:font-name-asian="Scheherazade" style:language-complex="ar" style:country-complex="BH"/>
    </style:style>
    <style:style style:name="T51" style:family="text">
      <style:text-properties style:use-window-font-color="true" loext:opacity="0%" style:font-name-asian="Scheherazade" style:language-complex="ar" style:country-complex="BH"/>
    </style:style>
    <style:style style:name="T52" style:family="text">
      <style:text-properties style:use-window-font-color="true" loext:opacity="0%" style:font-name="Awami Nastaliq OT" fo:font-weight="normal" officeooo:rsid="00917c42" style:font-weight-asian="normal" style:language-complex="ur" style:country-complex="PK" style:font-weight-complex="normal"/>
    </style:style>
    <style:style style:name="T53" style:family="text">
      <style:text-properties style:use-window-font-color="true" loext:opacity="0%" style:font-name="Awami Nastaliq OT" fo:font-weight="normal" officeooo:rsid="00933a25" style:font-weight-asian="normal" style:language-complex="ur" style:country-complex="PK" style:font-weight-complex="normal"/>
    </style:style>
    <style:style style:name="T54" style:family="text">
      <style:text-properties style:font-name="Awami Nastaliq OT" fo:font-weight="normal" officeooo:rsid="00917c42" style:font-weight-asian="normal" style:language-complex="ur" style:country-complex="PK" style:font-weight-complex="normal"/>
    </style:style>
    <style:style style:name="T55" style:family="text">
      <style:text-properties style:use-window-font-color="true" loext:opacity="0%" fo:font-weight="normal" officeooo:rsid="001a14fc" style:font-weight-asian="normal" style:language-complex="ar" style:country-complex="BH" style:font-weight-complex="normal"/>
    </style:style>
    <style:style style:name="T56" style:family="text">
      <style:text-properties style:font-name="Arial" fo:font-weight="normal" officeooo:rsid="008bfdc1" style:font-weight-asian="normal" style:language-complex="ur" style:country-complex="PK" style:font-weight-complex="normal"/>
    </style:style>
    <style:style style:name="T57" style:family="text">
      <style:text-properties style:font-name="Arial" fo:font-weight="normal" officeooo:rsid="00b9b9e5" style:font-weight-asian="normal" style:language-complex="ur" style:country-complex="PK" style:font-weight-complex="normal"/>
    </style:style>
    <style:style style:name="T58" style:family="text">
      <style:text-properties style:use-window-font-color="true" loext:opacity="0%"/>
    </style:style>
    <style:style style:name="T59" style:family="text">
      <style:text-properties style:use-window-font-color="true" loext:opacity="0%" officeooo:rsid="00933a25"/>
    </style:style>
    <style:style style:name="T60" style:family="text">
      <style:text-properties style:use-window-font-color="true" loext:opacity="0%" style:font-name="Awami Nastaliq" officeooo:rsid="001a14fc" style:language-complex="ar" style:country-complex="BH"/>
    </style:style>
    <style:style style:name="T61" style:family="text">
      <style:text-properties fo:color="#ff8000" loext:opacity="100%" officeooo:rsid="00918d69"/>
    </style:style>
    <style:style style:name="T62" style:family="text">
      <style:text-properties fo:color="#ff8000" loext:opacity="100%" fo:font-weight="normal" style:font-weight-asian="normal" style:font-weight-complex="normal"/>
    </style:style>
    <style:style style:name="T63" style:family="text">
      <style:text-properties fo:color="#ff8000" loext:opacity="100%" fo:font-weight="normal" officeooo:rsid="008bfdc1" style:font-weight-asian="normal" style:font-weight-complex="normal"/>
    </style:style>
    <style:style style:name="T64" style:family="text">
      <style:text-properties fo:font-weight="normal" officeooo:rsid="008bfdc1" style:font-weight-asian="normal" style:font-weight-complex="normal"/>
    </style:style>
    <style:style style:name="T65" style:family="text">
      <style:text-properties fo:font-weight="normal" officeooo:rsid="00918d69" style:font-weight-asian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style:font-name="Arial" officeooo:rsid="008bfdc1"/>
    </style:style>
    <style:style style:name="T68" style:family="text">
      <style:text-properties style:font-name="Awami Nastaliq" fo:font-weight="normal" officeooo:rsid="001a14fc" style:font-weight-asian="normal" style:language-complex="ar" style:country-complex="BH" style:font-weight-complex="normal"/>
    </style:style>
    <style:style style:name="T69" style:family="text">
      <style:text-properties style:font-name="Arial" officeooo:rsid="004d20bd" style:font-name-asian="Scheherazade" style:language-complex="fa" style:country-complex="IR"/>
    </style:style>
    <style:style style:name="T70" style:family="text">
      <style:text-properties fo:color="#158466" loext:opacity="100%" style:font-name="Arial" officeooo:rsid="008bfdc1" style:font-name-asian="Scheherazade"/>
    </style:style>
    <style:style style:name="T71" style:family="text">
      <style:text-properties fo:font-weight="normal" officeooo:rsid="001a14fc" style:font-weight-asian="normal" style:language-complex="ar" style:country-complex="BH" style:font-weight-complex="normal"/>
    </style:style>
    <style:style style:name="T72" style:family="text">
      <style:text-properties officeooo:rsid="0019a688"/>
    </style:style>
    <style:style style:name="T73" style:family="text">
      <style:text-properties fo:color="#158466" loext:opacity="100%" officeooo:rsid="0019a688"/>
    </style:style>
    <style:style style:name="T74" style:family="text">
      <style:text-properties fo:color="#158466" loext:opacity="100%" style:font-name="Arial" officeooo:rsid="0068c17c" style:font-name-asian="Scheherazade" style:language-complex="ur" style:country-complex="PK"/>
    </style:style>
    <style:style style:name="T75" style:family="text">
      <style:text-properties fo:color="#158466" loext:opacity="100%" style:font-name="Arial" officeooo:rsid="00895c3a" style:font-name-asian="Scheherazade" style:language-complex="ur" style:country-complex="PK"/>
    </style:style>
    <style:style style:name="T76" style:family="text">
      <style:text-properties fo:color="#158466" loext:opacity="100%" style:font-name="Arial" officeooo:rsid="008aa72b" style:font-name-asian="Scheherazade" style:language-complex="ur" style:country-complex="PK"/>
    </style:style>
    <style:style style:name="T77" style:family="text">
      <style:text-properties fo:color="#158466" loext:opacity="100%" style:font-name="Arial" officeooo:rsid="008bfdc1" style:font-name-asian="Scheherazade" style:language-complex="ur" style:country-complex="PK"/>
    </style:style>
    <style:style style:name="T78" style:family="text">
      <style:text-properties fo:color="#158466" loext:opacity="100%"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79" style:family="text">
      <style:text-properties fo:color="#ff8000" loext:opacity="100%" style:font-name="Arial" fo:font-weight="normal" officeooo:rsid="00a4a4f3" style:font-name-asian="Scheherazade" style:font-weight-asian="normal" style:language-complex="ur" style:country-complex="PK" style:font-weight-complex="normal"/>
    </style:style>
    <style:style style:name="T80" style:family="text">
      <style:text-properties fo:color="#ff8000" loext:opacity="100%"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81" style:family="text">
      <style:text-properties fo:color="#158466" loext:opacity="100%" style:font-name="Awami Nastaliq OT" fo:font-weight="normal" officeooo:rsid="00024582" style:font-name-asian="Scheherazade" style:font-weight-asian="normal" style:language-complex="ur" style:country-complex="PK" style:font-weight-complex="normal"/>
    </style:style>
    <style:style style:name="T82" style:family="text">
      <style:text-properties officeooo:rsid="00dde939"/>
    </style:style>
    <style:style style:name="T83" style:family="text">
      <style:text-properties style:use-window-font-color="true" loext:opacity="0%" style:font-name="Awami Nastaliq" fo:font-weight="normal" officeooo:rsid="001a14fc" fo:background-color="transparent" loext:char-shading-value="0" style:font-weight-asian="normal" style:language-complex="ar" style:country-complex="BH" style:font-weight-complex="normal"/>
    </style:style>
    <style:style style:name="T84" style:family="text">
      <style:text-properties fo:color="#158466" loext:opacity="100%" officeooo:rsid="008bfdc1"/>
    </style:style>
    <style:style style:name="T85" style:family="text">
      <style:text-properties fo:color="#158466" loext:opacity="100%" officeooo:rsid="00a61c0b"/>
    </style:style>
    <style:style style:name="T86" style:family="text">
      <style:text-properties fo:color="#158466" loext:opacity="100%" officeooo:rsid="00042789"/>
    </style:style>
    <style:style style:name="T87" style:family="text">
      <style:text-properties fo:color="#158466" loext:opacity="100%" officeooo:rsid="00cc8119"/>
    </style:style>
    <style:style style:name="T88" style:family="text">
      <style:text-properties style:font-name="Awami Nastaliq" fo:font-weight="normal" officeooo:rsid="001a14fc" fo:background-color="transparent" loext:char-shading-value="0" style:font-weight-asian="normal" style:language-complex="ar" style:country-complex="BH" style:font-weight-complex="normal"/>
    </style:style>
    <style:style style:name="T89" style:family="text">
      <style:text-properties fo:color="#158466" loext:opacity="100%" fo:background-color="transparent" loext:char-shading-value="0"/>
    </style:style>
    <style:style style:name="T90" style:family="text">
      <style:text-properties fo:color="#158466" loext:opacity="100%" officeooo:rsid="00531286"/>
    </style:style>
    <style:style style:name="T91" style:family="text">
      <style:text-properties fo:color="#158466" loext:opacity="100%" officeooo:rsid="004d20bd"/>
    </style:style>
    <style:style style:name="T92" style:family="text">
      <style:text-properties fo:color="#800080" loext:opacity="100%" officeooo:rsid="004d20bd" style:language-complex="ur" style:country-complex="PK"/>
    </style:style>
    <style:style style:name="T93" style:family="text">
      <style:text-properties fo:color="#158466" loext:opacity="100%" officeooo:rsid="004d20bd" style:language-complex="ur" style:country-complex="PK"/>
    </style:style>
    <style:style style:name="T94" style:family="text">
      <style:text-properties officeooo:rsid="004f90ec" style:language-complex="ur" style:country-complex="PK"/>
    </style:style>
    <style:style style:name="T95" style:family="text">
      <style:text-properties fo:color="#ff0000" loext:opacity="100%" officeooo:rsid="0068c17c" style:font-name-asian="Scheherazade" style:language-complex="ur" style:country-complex="PK"/>
    </style:style>
    <style:style style:name="T96" style:family="text">
      <style:text-properties style:use-window-font-color="true" loext:opacity="0%" style:font-name="Awami Nastaliq"/>
    </style:style>
    <style:style style:name="T97" style:family="text">
      <style:text-properties style:use-window-font-color="true" loext:opacity="0%" style:font-name="Awami Nastaliq" officeooo:rsid="00189b08"/>
    </style:style>
    <style:style style:name="T98" style:family="text">
      <style:text-properties style:font-name="Awami Nastaliq OT" officeooo:rsid="00024582"/>
    </style:style>
    <style:style style:name="T99" style:family="text">
      <style:text-properties style:font-name="Awami Nastaliq OT" fo:font-weight="normal" officeooo:rsid="00024582" style:font-weight-asian="normal" style:language-complex="ur" style:country-complex="PK" style:font-weight-complex="normal"/>
    </style:style>
    <style:style style:name="T100" style:family="text">
      <style:text-properties officeooo:rsid="00aa91da"/>
    </style:style>
    <style:style style:name="T101" style:family="text">
      <style:text-properties fo:color="#158466" loext:opacity="100%" style:font-name="Arial" fo:font-weight="normal" officeooo:rsid="008bfdc1" style:font-weight-asian="normal" style:language-complex="ur" style:country-complex="PK" style:font-weight-complex="normal"/>
    </style:style>
    <style:style style:name="T102" style:family="text">
      <style:text-properties fo:color="#158466" loext:opacity="100%" style:font-name="Awami Nastaliq OT" fo:font-size="15pt" fo:font-weight="normal" officeooo:rsid="00024582" style:font-size-asian="15pt" style:font-weight-asian="normal" style:font-size-complex="15pt" style:language-complex="ur" style:country-complex="PK" style:font-weight-complex="normal"/>
    </style:style>
    <style:style style:name="T103" style:family="text">
      <style:text-properties fo:color="#ff8000" loext:opacity="100%" style:font-name="Arial" fo:font-weight="normal" officeooo:rsid="008bfdc1" style:font-weight-asian="normal" style:language-complex="ur" style:country-complex="PK" style:font-weight-complex="normal"/>
    </style:style>
    <style:style style:name="T104" style:family="text">
      <style:text-properties officeooo:rsid="00f7e3d7"/>
    </style:style>
    <style:style style:name="T105" style:family="text">
      <style:text-properties officeooo:rsid="00116c25"/>
    </style:style>
    <style:style style:name="T106" style:family="text">
      <style:text-properties style:use-window-font-color="true" loext:opacity="0%" style:font-name="Awami Nastaliq OT" officeooo:rsid="009de5f3" style:font-name-asian="Scheherazade" style:language-complex="fa" style:country-complex="IR"/>
    </style:style>
    <style:style style:name="T107" style:family="text">
      <style:text-properties fo:color="#800080" loext:opacity="100%" style:font-name="Awami Nastaliq OT" officeooo:rsid="009de5f3" style:font-name-asian="Scheherazade" style:language-complex="fa" style:country-complex="IR"/>
    </style:style>
    <style:style style:name="T108" style:family="text">
      <style:text-properties style:use-window-font-color="true" loext:opacity="0%" officeooo:rsid="00146272" style:font-name-asian="Scheherazade" style:language-complex="ar" style:country-complex="BH"/>
    </style:style>
    <style:style style:name="T109" style:family="text">
      <style:text-properties style:use-window-font-color="true" loext:opacity="0%" style:font-name="Awami Nastaliq OT" officeooo:rsid="003d70fd" style:font-name-asian="Scheherazade" style:language-complex="fa" style:country-complex="IR"/>
    </style:style>
    <style:style style:name="T110" style:family="text">
      <style:text-properties fo:color="#158466" loext:opacity="100%" style:font-name="Awami Nastaliq OT" officeooo:rsid="005668b2" style:font-name-asian="Scheherazade" style:language-complex="fa" style:country-complex="IR"/>
    </style:style>
    <style:style style:name="T111" style:family="text">
      <style:text-properties style:use-window-font-color="true" loext:opacity="0%" style:font-name="Awami Nastaliq OT" officeooo:rsid="005668b2" style:font-name-asian="Scheherazade" style:language-complex="fa" style:country-complex="IR"/>
    </style:style>
    <style:style style:name="T112" style:family="text">
      <style:text-properties style:use-window-font-color="true" loext:opacity="0%" style:font-name="Awami Nastaliq OT" officeooo:rsid="005d5581" style:font-name-asian="Scheherazade" style:language-complex="fa" style:country-complex="IR"/>
    </style:style>
    <style:style style:name="T113" style:family="text">
      <style:text-properties style:use-window-font-color="true" loext:opacity="0%" style:language-complex="fa" style:country-complex="IR"/>
    </style:style>
    <style:style style:name="T114" style:family="text">
      <style:text-properties fo:color="#158466" loext:opacity="100%" style:font-name="Awami Nastaliq OT" style:language-complex="ar" style:country-complex="BH"/>
    </style:style>
    <style:style style:name="T115" style:family="text">
      <style:text-properties fo:color="#158466" loext:opacity="100%" style:font-name="Awami Nastaliq OT" officeooo:rsid="000b5287" style:language-complex="ar" style:country-complex="BH"/>
    </style:style>
    <style:style style:name="T116" style:family="text">
      <style:text-properties style:use-window-font-color="true" loext:opacity="0%" style:font-name="Awami Nastaliq OT" style:language-complex="ar" style:country-complex="BH"/>
    </style:style>
    <style:style style:name="T117" style:family="text">
      <style:text-properties fo:color="#158466" loext:opacity="100%" officeooo:rsid="00b01594" style:language-complex="fa" style:country-complex="IR"/>
    </style:style>
    <style:style style:name="T118" style:family="text">
      <style:text-properties style:use-window-font-color="true" loext:opacity="0%" style:language-complex="ar" style:country-complex="BH"/>
    </style:style>
    <style:style style:name="T119" style:family="text">
      <style:text-properties fo:color="#158466" loext:opacity="100%" officeooo:rsid="0007a71e" style:language-complex="ar" style:country-complex="BH"/>
    </style:style>
    <style:style style:name="T120" style:family="text">
      <style:text-properties fo:color="#158466" loext:opacity="100%" officeooo:rsid="000eff8e" style:language-complex="fa" style:country-complex="IR"/>
    </style:style>
    <style:style style:name="T121" style:family="text">
      <style:text-properties fo:color="#158466" loext:opacity="100%" style:font-name="Awami Nastaliq OT" style:language-complex="fa" style:country-complex="IR"/>
    </style:style>
    <style:style style:name="T122" style:family="text">
      <style:text-properties style:use-window-font-color="true" loext:opacity="0%" style:font-name="Awami Nastaliq OT" style:language-complex="fa" style:country-complex="IR"/>
    </style:style>
    <style:style style:name="T123" style:family="text">
      <style:text-properties fo:color="#158466" loext:opacity="100%" style:font-name="Awami Nastaliq OT" officeooo:rsid="003d70fd" style:font-name-asian="Scheherazade" style:language-complex="fa" style:country-complex="IR"/>
    </style:style>
    <style:style style:name="T124" style:family="text">
      <style:text-properties fo:color="#158466" loext:opacity="100%" style:font-name="Awami Nastaliq OT" officeooo:rsid="00469b48" style:font-name-asian="Scheherazade" style:language-complex="fa" style:country-complex="IR"/>
    </style:style>
    <style:style style:name="T125" style:family="text">
      <style:text-properties style:use-window-font-color="true" loext:opacity="0%" style:font-name="Awami Nastaliq OT" officeooo:rsid="00469b48" style:font-name-asian="Scheherazade" style:language-complex="fa" style:country-complex="IR"/>
    </style:style>
    <style:style style:name="T126" style:family="text">
      <style:text-properties fo:color="#158466" loext:opacity="100%" style:font-name="Awami Nastaliq OT" officeooo:rsid="00024582" style:font-name-asian="Scheherazade" style:language-complex="fa" style:country-complex="IR"/>
    </style:style>
    <style:style style:name="T127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128" style:family="text">
      <style:text-properties fo:color="#158466" loext:opacity="10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129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30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31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132" style:family="text">
      <style:text-properties fo:color="#158466" loext:opacity="10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133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134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135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136" style:family="text">
      <style:text-properties fo:color="#158466" loext:opacity="100%" style:font-name="Awami Nastaliq" fo:font-size="18pt" officeooo:rsid="00531286" fo:background-color="transparent" loext:char-shading-value="0" style:font-size-asian="18pt" style:font-name-complex="Awami Nastaliq OT" style:font-size-complex="18pt" style:language-complex="ar" style:country-complex="BH"/>
    </style:style>
    <style:style style:name="T137" style:family="text">
      <style:text-properties fo:color="#158466" loext:opacity="100%" style:font-name="Arial" fo:font-size="18pt" officeooo:rsid="00515948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38" style:family="text">
      <style:text-properties fo:color="#158466" loext:opacity="10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39" style:family="text">
      <style:text-properties style:use-window-font-color="true" loext:opacity="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40" style:family="text">
      <style:text-properties style:use-window-font-color="true" loext:opacity="0%" style:font-name="Awami Nastaliq" fo:font-size="18pt" officeooo:rsid="00169ef6" fo:background-color="transparent" loext:char-shading-value="0" style:font-name-asian="Scheherazade" style:font-size-asian="18pt" style:font-name-complex="Awami Nastaliq OT" style:font-size-complex="18pt" style:language-complex="ar" style:country-complex="BH"/>
    </style:style>
    <style:style style:name="T141" style:family="text">
      <style:text-properties fo:color="#158466" loext:opacity="100%" style:font-name="Awami Nastaliq" fo:font-size="18pt" officeooo:rsid="00531286" fo:background-color="transparent" loext:char-shading-value="0" style:font-name-asian="Scheherazade" style:font-size-asian="18pt" style:font-name-complex="Awami Nastaliq OT" style:font-size-complex="18pt" style:language-complex="ar" style:country-complex="BH"/>
    </style:style>
    <style:style style:name="T142" style:family="text">
      <style:text-properties fo:color="#158466" loext:opacity="100%" style:font-name="Arial" fo:font-size="18pt" officeooo:rsid="00546142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43" style:family="text">
      <style:text-properties fo:color="#158466" loext:opacity="100%" style:font-name="Awami Nastaliq OT" fo:font-size="18pt" officeooo:rsid="0056399a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44" style:family="text">
      <style:text-properties fo:color="#158466" loext:opacity="100%" style:font-name="Arial" fo:font-size="18pt" officeooo:rsid="004b3fd6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45" style:family="text">
      <style:text-properties style:use-window-font-color="true" loext:opacity="0%" style:font-name="Arial" fo:font-size="18pt" officeooo:rsid="004b3fd6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46" style:family="text">
      <style:text-properties fo:color="#158466" loext:opacity="100%" style:font-name="Arial" fo:font-size="18pt" officeooo:rsid="0059c239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47" style:family="text">
      <style:text-properties fo:color="#800080" loext:opacity="10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48" style:family="text">
      <style:text-properties fo:color="#800080" loext:opacity="100%" style:font-name="Arial" fo:font-size="18pt" officeooo:rsid="00598a42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49" style:family="text">
      <style:text-properties fo:color="#158466" loext:opacity="100%" style:font-name="Arial" fo:font-size="15pt" fo:font-weight="normal" officeooo:rsid="008bfdc1" fo:background-color="transparent" loext:char-shading-value="0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T150" style:family="text">
      <style:text-properties fo:color="#158466" loext:opacity="100%" style:font-name="Arial" fo:font-size="18pt" fo:font-weight="normal" officeooo:rsid="008bfdc1" fo:background-color="transparent" loext:char-shading-value="0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T151" style:family="text">
      <style:text-properties fo:color="#158466" loext:opacity="100%" style:font-name="Awami Nastaliq OT" fo:font-size="18pt" fo:font-weight="normal" officeooo:rsid="00024582" fo:background-color="transparent" loext:char-shading-value="0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T152" style:family="text">
      <style:text-properties officeooo:rsid="001a14fc"/>
    </style:style>
    <style:style style:name="T153" style:family="text">
      <style:text-properties fo:color="#ff0000" loext:opacity="100%"/>
    </style:style>
    <style:style style:name="T154" style:family="text">
      <style:text-properties fo:color="#158466" loext:opacity="100%" officeooo:rsid="001a14fc"/>
    </style:style>
    <style:style style:name="T155" style:family="text">
      <style:text-properties fo:color="#158466" loext:opacity="100%" officeooo:rsid="001eaeee"/>
    </style:style>
    <style:style style:name="T156" style:family="text">
      <style:text-properties fo:color="#800080" loext:opacity="100%" officeooo:rsid="0022880b"/>
    </style:style>
    <style:style style:name="T157" style:family="text">
      <style:text-properties fo:color="#800080" loext:opacity="100%" officeooo:rsid="0021bacd"/>
    </style:style>
    <style:style style:name="T158" style:family="text">
      <style:text-properties officeooo:rsid="0021bacd"/>
    </style:style>
    <style:style style:name="T159" style:family="text">
      <style:text-properties fo:color="#158466" loext:opacity="100%" officeooo:rsid="001a0cf7"/>
    </style:style>
    <style:style style:name="T160" style:family="text">
      <style:text-properties fo:color="#158466" loext:opacity="100%" officeooo:rsid="0023cf6a"/>
    </style:style>
    <style:style style:name="T161" style:family="text">
      <style:text-properties fo:color="#ff8000" loext:opacity="100%"/>
    </style:style>
    <style:style style:name="T162" style:family="text">
      <style:text-properties fo:color="#ff8000" loext:opacity="100%" style:font-name="Awami Nastaliq OT" officeooo:rsid="00432013" style:language-complex="fa" style:country-complex="IR"/>
    </style:style>
    <style:style style:name="T163" style:family="text">
      <style:text-properties fo:color="#ff8000" loext:opacity="100%" style:font-name="Awami Nastaliq OT" style:language-complex="fa" style:country-complex="IR"/>
    </style:style>
    <style:style style:name="T164" style:family="text">
      <style:text-properties fo:color="#ff8000" loext:opacity="100%" style:font-name="Awami Nastaliq OT" fo:font-size="11pt" style:font-size-asian="11pt" style:font-size-complex="11pt" style:language-complex="fa" style:country-complex="IR"/>
    </style:style>
    <style:style style:name="T165" style:family="text">
      <style:text-properties fo:color="#800080" loext:opacity="100%" officeooo:rsid="002ab0bf"/>
    </style:style>
    <style:style style:name="T166" style:family="text">
      <style:text-properties fo:color="#800080" loext:opacity="100%"/>
    </style:style>
    <style:style style:name="T167" style:family="text">
      <style:text-properties fo:color="#158466" loext:opacity="100%" officeooo:rsid="002ab0bf"/>
    </style:style>
    <style:style style:name="T168" style:family="text">
      <style:text-properties fo:color="#158466" loext:opacity="100%" officeooo:rsid="0029a3ad"/>
    </style:style>
    <style:style style:name="T169" style:family="text">
      <style:text-properties officeooo:rsid="0039651b"/>
    </style:style>
    <style:style style:name="T170" style:family="text">
      <style:text-properties fo:color="#158466" loext:opacity="100%" style:font-name="Awami Nastaliq OT" style:language-complex="ur" style:country-complex="PK"/>
    </style:style>
    <style:style style:name="T171" style:family="text">
      <style:text-properties style:font-name="Awami Nastaliq OT" style:language-complex="ur" style:country-complex="PK"/>
    </style:style>
    <style:style style:name="T172" style:family="text">
      <style:text-properties fo:color="#158466" loext:opacity="100%" style:font-name="Awami Nastaliq OT" officeooo:rsid="003c397b" style:language-complex="ur" style:country-complex="PK"/>
    </style:style>
    <style:style style:name="T173" style:family="text">
      <style:text-properties fo:color="#158466" loext:opacity="100%" style:font-name="Arial" officeooo:rsid="004d20bd" style:font-name-asian="Scheherazade" style:language-complex="fa" style:country-complex="IR"/>
    </style:style>
    <style:style style:name="T174" style:family="text">
      <style:text-properties fo:color="#ff0000" loext:opacity="100%" style:font-name="Arial" officeooo:rsid="004d20bd" style:font-name-asian="Scheherazade" style:language-complex="fa" style:country-complex="IR"/>
    </style:style>
    <style:style style:name="T175" style:family="text">
      <style:text-properties style:font-name="Arial" style:font-name-asian="Scheherazade" style:language-complex="fa" style:country-complex="IR"/>
    </style:style>
    <style:style style:name="T176" style:family="text">
      <style:text-properties fo:color="#158466" loext:opacity="100%" officeooo:rsid="003c397b"/>
    </style:style>
    <style:style style:name="T177" style:family="text">
      <style:text-properties fo:color="#158466" loext:opacity="100%" officeooo:rsid="003ee32b"/>
    </style:style>
    <style:style style:name="T178" style:family="text">
      <style:text-properties fo:color="#158466" loext:opacity="100%" officeooo:rsid="003f0bf6"/>
    </style:style>
    <style:style style:name="T179" style:family="text">
      <style:text-properties style:font-name="Awami Nastaliq OT" officeooo:rsid="003b3065" style:language-complex="ur" style:country-complex="PK"/>
    </style:style>
    <style:style style:name="T180" style:family="text">
      <style:text-properties fo:color="#158466" loext:opacity="100%" style:font-name="Arial" fo:font-size="15pt" fo:font-weight="normal" officeooo:rsid="008bfdc1" style:font-name-asian="Scheherazade" style:font-size-asian="15pt" style:font-weight-asian="normal" style:font-size-complex="15pt" style:language-complex="ur" style:country-complex="PK" style:font-weight-complex="normal"/>
    </style:style>
    <style:style style:name="T181" style:family="text">
      <style:text-properties style:use-window-font-color="true" loext:opacity="0%" officeooo:rsid="00a108be"/>
    </style:style>
    <style:style style:name="T182" style:family="text">
      <style:text-properties style:use-window-font-color="true" loext:opacity="0%" officeooo:rsid="00777f0c"/>
    </style:style>
    <style:style style:name="T183" style:family="text">
      <style:text-properties style:use-window-font-color="true" loext:opacity="0%" style:font-name="Awami Nastaliq OT" officeooo:rsid="003b3065" style:language-complex="ur" style:country-complex="PK"/>
    </style:style>
    <style:style style:name="T184" style:family="text">
      <style:text-properties fo:color="#158466" loext:opacity="100%" style:font-name="Awami Nastaliq OT" officeooo:rsid="00432013"/>
    </style:style>
    <style:style style:name="T185" style:family="text">
      <style:text-properties fo:color="#158466" loext:opacity="100%" style:font-name="Awami Nastaliq OT" officeooo:rsid="004a72bd"/>
    </style:style>
    <style:style style:name="T186" style:family="text">
      <style:text-properties style:use-window-font-color="true" loext:opacity="0%" style:font-name="Awami Nastaliq OT" officeooo:rsid="004a72bd"/>
    </style:style>
    <style:style style:name="T187" style:family="text">
      <style:text-properties style:font-name="Awami Nastaliq OT" officeooo:rsid="004a72bd"/>
    </style:style>
    <style:style style:name="T188" style:family="text">
      <style:text-properties style:font-name="Awami Nastaliq OT" officeooo:rsid="004a6e1f"/>
    </style:style>
    <style:style style:name="T189" style:family="text">
      <style:text-properties fo:color="#158466" loext:opacity="100%" style:font-name="Awami Nastaliq OT" officeooo:rsid="0044ae51"/>
    </style:style>
    <style:style style:name="T190" style:family="text">
      <style:text-properties style:use-window-font-color="true" loext:opacity="0%" style:font-name="Awami Nastaliq OT" officeooo:rsid="0044ae51"/>
    </style:style>
    <style:style style:name="T191" style:family="text">
      <style:text-properties style:font-name="Awami Nastaliq OT" officeooo:rsid="0044ae51"/>
    </style:style>
    <style:style style:name="T192" style:family="text">
      <style:text-properties fo:color="#158466" loext:opacity="100%" style:font-name="Awami Nastaliq OT" officeooo:rsid="004a6e1f"/>
    </style:style>
    <style:style style:name="T193" style:family="text">
      <style:text-properties fo:color="#158466" loext:opacity="100%" officeooo:rsid="00432013"/>
    </style:style>
    <style:style style:name="T194" style:family="text">
      <style:text-properties fo:color="#158466" loext:opacity="100%" officeooo:rsid="004a72bd"/>
    </style:style>
    <style:style style:name="T195" style:family="text">
      <style:text-properties fo:color="#158466" loext:opacity="100%" officeooo:rsid="004a6e1f"/>
    </style:style>
    <style:style style:name="T196" style:family="text">
      <style:text-properties fo:color="#158466" loext:opacity="100%" style:font-name="Arial" officeooo:rsid="004d20bd" style:font-name-asian="Scheherazade" style:language-complex="ur" style:country-complex="PK"/>
    </style:style>
    <style:style style:name="T197" style:family="text">
      <style:text-properties style:font-name="Arial" officeooo:rsid="006933a9" style:font-name-asian="Scheherazade" style:language-complex="ur" style:country-complex="PK"/>
    </style:style>
    <style:style style:name="T198" style:family="text">
      <style:text-properties fo:color="#158466" loext:opacity="100%" style:font-name="Arial" officeooo:rsid="006933a9" style:font-name-asian="Scheherazade" style:language-complex="ur" style:country-complex="PK"/>
    </style:style>
    <style:style style:name="T199" style:family="text">
      <style:text-properties fo:color="#158466" loext:opacity="100%" officeooo:rsid="00042789" style:language-complex="ur" style:country-complex="PK"/>
    </style:style>
    <style:style style:name="T200" style:family="text">
      <style:text-properties fo:color="#158466" loext:opacity="100%" fo:font-weight="normal" officeooo:rsid="00efb51a" style:font-name-asian="Scheherazade" style:font-weight-asian="normal" style:language-complex="ur" style:country-complex="PK" style:font-weight-complex="normal"/>
    </style:style>
    <style:style style:name="T201" style:family="text">
      <style:text-properties fo:color="#158466" loext:opacity="100%" fo:font-weight="normal" officeooo:rsid="000e14d7" fo:background-color="transparent" loext:char-shading-value="0" style:font-name-asian="Scheherazade" style:font-weight-asian="normal" style:language-complex="ur" style:country-complex="PK" style:font-weight-complex="normal"/>
    </style:style>
    <style:style style:name="T202" style:family="text">
      <style:text-properties fo:color="#158466" loext:opacity="100%" fo:font-weight="normal" officeooo:rsid="00042789" fo:background-color="transparent" loext:char-shading-value="0" style:font-name-asian="Scheherazade" style:font-weight-asian="normal" style:language-complex="ur" style:country-complex="PK" style:font-weight-complex="normal"/>
    </style:style>
    <style:style style:name="T203" style:family="text">
      <style:text-properties fo:color="#158466" loext:opacity="100%" fo:font-weight="normal" officeooo:rsid="00116c25" fo:background-color="transparent" loext:char-shading-value="0" style:font-name-asian="Scheherazade" style:font-weight-asian="normal" style:language-complex="ur" style:country-complex="PK" style:font-weight-complex="normal"/>
    </style:style>
    <style:style style:name="T204" style:family="text">
      <style:text-properties style:font-name-asian="Scheherazad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ack: <text:span text:style-name="T1">no fix needed</text:span><text:line-break/>Green: fixed<text:line-break/>Purple: not ideal but tolerable<text:line-break/>Orange: broken but low priority <text:span text:style-name="T2">(maybe not a real word)</text:span><text:line-break/>Red: needs to be fixed</text:p>
      <text:p text:style-name="P2"><text:span text:style-name="T3">TODO: <text:s text:c="2"/></text:span><text:span text:style-name="T4"><text:s text:c="3"/></text:span></text:p>
      <text:p text:style-name="P3"><text:span text:style-name="T5">مستحق <text:s/></text:span><text:span text:style-name="T6"><text:s text:c="8"/></text:span><text:span text:style-name="T5">منتخب</text:span><text:span text:style-name="T6"> <text:s text:c="3"/></text:span><text:span text:style-name="T7">مختلف</text:span><text:span text:style-name="T6"> <text:s text:c="2"/>آیٔ</text:span><text:span text:style-name="T8">یں</text:span><text:span text:style-name="T6"> </text:span><text:span text:style-name="T9"><text:s text:c="12"/></text:span><text:span text:style-name="T7">فِکر <text:s text:c="2"/>مُفتّاں <text:s text:c="2"/></text:span><text:span text:style-name="T9">کِہنڑیںبِچ </text:span><text:span text:style-name="T10"><text:s text:c="3"/></text:span><text:span text:style-name="T11"><text:s/>جلت ک</text:span><text:span text:style-name="T12">ھ <text:s text:c="3"/></text:span><text:span text:style-name="T13"><text:s/>نہ ہُش جاٞویلی <text:s text:c="3"/>اٞچٞھلاں <text:s text:c="2"/></text:span></text:p>
      <text:p text:style-name="P4"><text:span text:style-name="Default_20_Paragraph_20_Font"><text:span text:style-name="T14"><text:s text:c="2"/></text:span></text:span><text:span text:style-name="Default_20_Paragraph_20_Font"><text:span text:style-name="T15">پ﻿ج</text:span></text:span><text:span text:style-name="Default_20_Paragraph_20_Font"><text:span text:style-name="T14"> – </text:span></text:span><text:span text:style-name="Default_20_Paragraph_20_Font"><text:span text:style-name="T16">ZWNBSP</text:span></text:span><text:span text:style-name="Default_20_Paragraph_20_Font"><text:span text:style-name="T17"> <text:s text:c="3"/>پج</text:span></text:span></text:p>
      <text:p text:style-name="P4"><text:span text:style-name="T18">Diacritics - <text:s text:c="2"/></text:span><text:span text:style-name="T19">بِچ <text:s text:c="4"/>وَسیع <text:s text:c="6"/>فِیصد <text:s/>دُنیا <text:s text:c="5"/></text:span><text:span text:style-name="T20">حُکم</text:span><text:span text:style-name="T19"> <text:s text:c="3"/>اَقو<text:line-break/>کِس قِسم <text:s text:c="3"/></text:span><text:span text:style-name="T21">اوطِن <text:s text:c="4"/>لاٞماٞگ <text:s text:c="4"/>جاٞنگ <text:s text:c="2"/>یاٞگاٞ <text:s text:c="3"/>پھوٹاٞگ <text:s text:c="3"/>چلٞاٞگیں <text:s text:c="3"/>کاٞن</text:span><text:span text:style-name="T22">ࣿ</text:span><text:span text:style-name="T21">نی <text:s text:c="3"/></text:span><text:span text:style-name="Default_20_Paragraph_20_Font"><text:span text:style-name="T21"><text:s text:c="4"/></text:span></text:span><text:span text:style-name="Default_20_Paragraph_20_Font"><text:span text:style-name="T19">کِہنڑیںبِچ <text:s text:c="3"/></text:span></text:span><text:span text:style-name="Default_20_Paragraph_20_Font"><text:span text:style-name="T23">آرئَگ</text:span></text:span><text:span text:style-name="Default_20_Paragraph_20_Font"><text:span text:style-name="T24"> <text:s text:c="2"/></text:span></text:span><text:span text:style-name="Default_20_Paragraph_20_Font"><text:span text:style-name="T23">آرتئَگ</text:span></text:span><text:span text:style-name="Default_20_Paragraph_20_Font"><text:span text:style-name="T24"> <text:s/></text:span></text:span><text:span text:style-name="Default_20_Paragraph_20_Font"><text:span text:style-name="T25">آبِ‎انٚگُور <text:s/>آمِین <text:s/></text:span></text:span><text:span text:style-name="Default_20_Paragraph_20_Font"><text:span text:style-name="T24">آ</text:span></text:span><text:span text:style-name="Default_20_Paragraph_20_Font"><text:span text:style-name="T26">ئِ</text:span></text:span><text:span text:style-name="Default_20_Paragraph_20_Font"><text:span text:style-name="T23">یی</text:span></text:span><text:span text:style-name="Default_20_Paragraph_20_Font"><text:span text:style-name="T24">گ <text:s/></text:span></text:span><text:span text:style-name="Default_20_Paragraph_20_Font"><text:span text:style-name="T23">آرتئَگِتَنتے</text:span></text:span><text:span text:style-name="Default_20_Paragraph_20_Font"><text:span text:style-name="T24"> <text:s text:c="2"/></text:span></text:span><text:span text:style-name="Default_20_Paragraph_20_Font"><text:span text:style-name="T23">المَوت</text:span></text:span><text:span text:style-name="Default_20_Paragraph_20_Font"><text:span text:style-name="T24"> <text:s/></text:span></text:span><text:span text:style-name="Default_20_Paragraph_20_Font"><text:span text:style-name="T27">آ <text:s text:c="3"/></text:span></text:span></text:p>
      <text:p text:style-name="P5">UPPER <text:s/><text:span text:style-name="T28">سکیس</text:span></text:p>
      <text:p text:style-name="P6"><text:span text:style-name="T29">beh+beh </text:span><text:span text:style-name="T30">–</text:span><text:span text:style-name="T29"> </text:span><text:span text:style-name="T31">تنگما <text:s/></text:span><text:span text:style-name="T32"><text:s text:c="2"/></text:span><text:span text:style-name="T33">تن</text:span><text:span text:style-name="T34">ِ</text:span><text:span text:style-name="T35">ل</text:span><text:span text:style-name="T33">ما <text:s text:c="2"/></text:span><text:span text:style-name="T36">تنین <text:s text:c="2"/></text:span><text:span text:style-name="T37">دنئاتئ</text:span><text:span text:style-name="T36"> <text:s text:c="2"/></text:span><text:span text:style-name="T38">نتل</text:span><text:span text:style-name="T36"> <text:s/></text:span><text:span text:style-name="T39"><text:s text:c="2"/></text:span><text:span text:style-name="T40">تن٘ین <text:s text:c="3"/></text:span><text:span text:style-name="T41"><text:s text:c="2"/></text:span><text:span text:style-name="T42">نتخا</text:span><text:span text:style-name="T43"> <text:s/></text:span><text:span text:style-name="T42"><text:s/>انتقال <text:s text:c="3"/></text:span><text:span text:style-name="T44">تتھیں <text:s/></text:span><text:span text:style-name="T45">اِشتر</text:span></text:p>
      <text:p text:style-name="P7"><text:soft-page-break/><text:span text:style-name="T46">ا</text:span><text:span text:style-name="T47">ت</text:span><text:span text:style-name="T46">بر <text:s/></text:span><text:span text:style-name="T48"><text:s text:c="2"/></text:span><text:span text:style-name="T49">ان</text:span><text:span text:style-name="T50">ی</text:span><text:span text:style-name="T51">گ</text:span><text:span text:style-name="T48">ج </text:span></text:p>
      <text:p text:style-name="P8"><text:span text:style-name="T52">beh+ka</text:span><text:span text:style-name="T53">f - S+K</text:span><text:span text:style-name="T54"> </text:span><text:span text:style-name="T55">–</text:span><text:span text:style-name="T56"> <text:s/>تکمیل <text:s text:c="5"/></text:span><text:span text:style-name="T57">ث</text:span><text:span text:style-name="T56">کمیل <text:s text:c="5"/></text:span></text:p>
      <text:p text:style-name="P9"><text:span text:style-name="T58">beh+alt-ka</text:span><text:span text:style-name="T59">f - S+K</text:span> <text:span text:style-name="T60">–</text:span> <text:span text:style-name="T61">ا</text:span><text:span text:style-name="T62">ث</text:span><text:span text:style-name="T63">کا</text:span><text:span text:style-name="T64"> <text:s/></text:span><text:span text:style-name="T65">ا</text:span><text:span text:style-name="T66">ن</text:span><text:span text:style-name="T64">کا</text:span></text:p>
      <text:p text:style-name="P10"><text:span text:style-name="T58">beh+beh+kaf </text:span><text:span text:style-name="T60">–</text:span> <text:s/><text:span text:style-name="T67">قتیکہ</text:span></text:p>
      <text:p text:style-name="P11">beh+lam <text:span text:style-name="T68">–</text:span> <text:span text:style-name="T69"><text:s/></text:span><text:span text:style-name="T70">عقل</text:span></text:p>
      <text:p text:style-name="P12">jeem + qaf <text:span text:style-name="T71">–</text:span> <text:span text:style-name="T72"><text:s/></text:span><text:span text:style-name="T73">جق</text:span><text:span text:style-name="T72"> <text:s text:c="2"/></text:span></text:p>
      <text:p text:style-name="P13">jeem + beh <text:span text:style-name="T71">–</text:span> <text:s/><text:span text:style-name="T74">جنرل <text:s text:c="2"/>ختم <text:s text:c="2"/>بچئو</text:span><text:span text:style-name="T75"> <text:s/></text:span><text:span text:style-name="T74"><text:s/>بچ</text:span><text:span text:style-name="T75">ث</text:span><text:span text:style-name="T76">ض <text:s text:c="2"/></text:span><text:span text:style-name="T77">س</text:span><text:span text:style-name="T74">جن</text:span><text:span text:style-name="T77">ر <text:s text:c="3"/></text:span><text:span text:style-name="T78">حتر <text:s text:c="3"/>مختا <text:s/></text:span><text:span text:style-name="T79">ث</text:span><text:span text:style-name="T80">ختا</text:span><text:span text:style-name="T78"> <text:s text:c="3"/></text:span><text:span text:style-name="T81">ختییا</text:span></text:p>
      <text:p text:style-name="P14"><text:span text:style-name="T82">jeem+lam/kaf/alef </text:span><text:span text:style-name="T83">–</text:span><text:span text:style-name="T82"> </text:span><text:span text:style-name="T84">نتخا</text:span><text:span text:style-name="T85"> <text:s/></text:span><text:span text:style-name="T86"><text:s/></text:span><text:span text:style-name="T87">مڅا</text:span><text:span text:style-name="T86"> <text:s text:c="2"/>لمخل <text:s text:c="2"/>مَخلو <text:s/></text:span></text:p>
      <text:p text:style-name="P15"><text:span text:style-name="T82">jeem+ seen </text:span><text:span text:style-name="T88">– </text:span><text:s/><text:span text:style-name="T89">بَخشیا</text:span> </text:p>
      <text:p text:style-name="P16">feh – <text:s/><text:span text:style-name="T73">فنفی <text:s/>ف</text:span><text:span text:style-name="T90">ث</text:span><text:span text:style-name="T73">فی <text:s/></text:span><text:span text:style-name="T91"><text:s/>فتا <text:s text:c="2"/></text:span><text:span text:style-name="T92">قکھو</text:span><text:span text:style-name="T93"> <text:s/></text:span><text:span text:style-name="T94">قک</text:span><text:span text:style-name="T95"> <text:s text:c="2"/></text:span><text:span text:style-name="T78">قتی <text:s text:c="2"/></text:span><text:span text:style-name="T45">فَتح</text:span></text:p>
      <text:p text:style-name="P17"><text:span text:style-name="T96">seen</text:span> <text:span text:style-name="T97"><text:s/>– </text:span><text:s/><text:span text:style-name="T98">اݜٹا <text:s text:c="2"/></text:span><text:span text:style-name="T99">مݜئجی</text:span></text:p>
      <text:p text:style-name="P18"><text:soft-page-break/><text:span text:style-name="T100">tah</text:span> – <text:s/><text:span text:style-name="T101">انتظا <text:s text:c="4"/></text:span><text:span text:style-name="T102">تنظیمی <text:s text:c="5"/>تنظیمو <text:s text:c="2"/></text:span><text:span text:style-name="T103">انتظ</text:span></text:p>
      <text:p text:style-name="P19">Diacritics</text:p>
      <text:p text:style-name="P20"><text:s text:c="2"/>مُمکن <text:s text:c="3"/>ںحَا ںحَ<text:span text:style-name="T104">ل </text:span>ںحَ<text:span text:style-name="T104">ک <text:s text:c="2"/></text:span><text:span text:style-name="Default_20_Paragraph_20_Font"><text:span text:style-name="T105">لجَلا</text:span></text:span></text:p>
      <text:p text:style-name="P21">LOWER</text:p>
      <text:p text:style-name="P22"><text:span text:style-name="T106">beh+beh</text:span><text:span text:style-name="T107"> </text:span><text:span text:style-name="T108">–</text:span><text:span text:style-name="T109"> <text:s/></text:span><text:span text:style-name="T110">پپب</text:span><text:span text:style-name="T111"> <text:s text:c="2"/></text:span><text:span text:style-name="T110">ییب</text:span><text:span text:style-name="T111"> <text:s/>ببب <text:s/></text:span><text:span text:style-name="T112">ث</text:span><text:span text:style-name="T111">یب</text:span><text:span text:style-name="T113"><text:line-break/></text:span><text:span text:style-name="T32">رزِیپا <text:s/></text:span><text:span text:style-name="T114">پیکھہ </text:span><text:span text:style-name="T115">بی</text:span><text:span text:style-name="T114">کھہ</text:span><text:span text:style-name="T116"> <text:s/></text:span><text:span text:style-name="T32">بین <text:s text:c="2"/></text:span><text:span text:style-name="T101">یٔیں</text:span><text:span text:style-name="T113"> <text:s text:c="2"/></text:span><text:span text:style-name="T32">ب</text:span><text:span text:style-name="T117">ب</text:span><text:span text:style-name="T32">ن</text:span><text:span text:style-name="T113"> <text:s text:c="2"/></text:span><text:span text:style-name="T33">بیُو</text:span><text:span text:style-name="T118"> </text:span><text:span text:style-name="T119">پی</text:span><text:span text:style-name="T33">گما</text:span><text:span text:style-name="T118"> </text:span><text:span text:style-name="T32">خپیر</text:span><text:span text:style-name="T113"> <text:s text:c="3"/></text:span><text:span text:style-name="T120">ر</text:span><text:span text:style-name="T119">پی</text:span><text:span text:style-name="T33">گم</text:span><text:span text:style-name="T118"> <text:s text:c="4"/></text:span><text:span text:style-name="T32">اپیُو <text:s/></text:span><text:span text:style-name="T121">پینجی </text:span><text:span text:style-name="T122"><text:s text:c="2"/></text:span><text:span text:style-name="T123">ایبر</text:span><text:span text:style-name="T109"> <text:s text:c="2"/></text:span><text:span text:style-name="T123">اپبر</text:span><text:span text:style-name="T109"> <text:s/></text:span><text:span text:style-name="T123">وپبر</text:span><text:span text:style-name="T109"> <text:s/></text:span><text:span text:style-name="T124">اپیز</text:span><text:span text:style-name="T125"> <text:s/></text:span><text:span text:style-name="T124"><text:s text:c="2"/></text:span><text:span text:style-name="T126">بینن</text:span></text:p>
      <text:p text:style-name="P23"><text:span text:style-name="T127">S+K – </text:span><text:span text:style-name="T128">ا</text:span><text:span text:style-name="T129">بین</text:span><text:span text:style-name="T130"> <text:s text:c="2"/></text:span><text:span text:style-name="T131">ا</text:span><text:span text:style-name="T132">پی</text:span><text:span text:style-name="T133">گ</text:span><text:span text:style-name="T134">ج</text:span><text:span text:style-name="T135"> <text:s/></text:span><text:span text:style-name="T136">ا</text:span><text:span text:style-name="T137">ی</text:span><text:span text:style-name="T138">پتسمہ</text:span><text:span text:style-name="T139"> <text:s/></text:span><text:span text:style-name="T140"><text:s/></text:span><text:span text:style-name="T141">ا</text:span><text:span text:style-name="T142">ب</text:span><text:span text:style-name="T138">پتسمہ</text:span><text:span text:style-name="T139"> <text:s/></text:span><text:span text:style-name="T143">ا</text:span><text:span text:style-name="T144">پبش</text:span><text:span text:style-name="T145"> <text:s text:c="2"/></text:span><text:span text:style-name="T146">بِپہُو</text:span><text:span text:style-name="T145"> </text:span><text:span text:style-name="T147">اَ</text:span><text:span text:style-name="T148">پپ</text:span><text:span text:style-name="T147">ہُو</text:span><text:span text:style-name="T138"> <text:s/></text:span><text:span text:style-name="T149">بیما <text:s/></text:span><text:span text:style-name="T150"><text:s/>ایٔیو <text:s text:c="2"/></text:span><text:span text:style-name="T151"><text:s text:c="3"/>ڇھپین <text:s text:c="2"/>څھپین <text:s/>چِیز</text:span></text:p>
      <text:p text:style-name="P24">beh <text:span text:style-name="T152">+beh</text:span>+ jeem - <text:span text:style-name="T153"><text:s/></text:span><text:span text:style-name="T31">بپج ییج </text:span><text:span text:style-name="T154"><text:s/>بیڄ</text:span><text:span text:style-name="T31"> <text:s/></text:span><text:span text:style-name="T155">پی</text:span><text:span text:style-name="T154">ڇ <text:s/></text:span><text:span text:style-name="T155">یپ</text:span><text:span text:style-name="T154">چ</text:span> <text:s/><text:span text:style-name="T156">پپ</text:span><text:span text:style-name="T157">ݮ</text:span> <text:s text:c="6"/><text:span text:style-name="T152">ج ڃ</text:span> <text:span text:style-name="T152">ڄ</text:span> <text:span text:style-name="T152">چ ڇ </text:span><text:span text:style-name="T158">ݮ</text:span></text:p>
      <text:p text:style-name="P25">S+K - <text:span text:style-name="T159">ابپج <text:s text:c="2"/></text:span><text:span text:style-name="T160">ا</text:span><text:span text:style-name="T159">ییج </text:span></text:p>
      <text:p text:style-name="P26">beh +feh + jeem – <text:span text:style-name="T161">پ</text:span><text:span text:style-name="T162">ڥ</text:span><text:span text:style-name="T163">ج </text:span><text:span text:style-name="T164">(low priority)</text:span></text:p>
      <text:p text:style-name="P27">beh+jeem+jeem – <text:span text:style-name="T165">ا</text:span><text:span text:style-name="T166">یڇج</text:span> <text:s text:c="4"/><text:span text:style-name="T167">ا</text:span><text:span text:style-name="T31">یڃج</text:span> <text:s text:c="3"/><text:span text:style-name="T167">ا</text:span><text:span text:style-name="T168">م</text:span><text:span text:style-name="T31">جڇ</text:span> <text:s text:c="3"/><text:span text:style-name="T167">ا</text:span><text:span text:style-name="T168">پ</text:span><text:span text:style-name="T31">چڇ</text:span> </text:p>
      <text:p text:style-name="P28">beh+<text:span text:style-name="T169">kaf</text:span>+<text:span text:style-name="T169">heh-do</text:span> – <text:s text:c="2"/><text:span text:style-name="T170">دیکھہ</text:span><text:span text:style-name="T171"> <text:s text:c="2"/></text:span><text:span text:style-name="T170">دی</text:span><text:span text:style-name="T172">ل</text:span><text:span text:style-name="T170">ھہ</text:span></text:p>
      <text:p text:style-name="P29"><text:soft-page-break/>beh+lam - <text:s/><text:span text:style-name="T173">ایل</text:span><text:span text:style-name="T174"> <text:s text:c="2"/></text:span><text:span text:style-name="T69">ا</text:span><text:span text:style-name="T175">م</text:span><text:span text:style-name="T69">یل </text:span></text:p>
      <text:p text:style-name="P30">beh + heh-goal – <text:span text:style-name="T176">ا</text:span><text:span text:style-name="T31">یہ</text:span><text:span text:style-name="T177">ل <text:s/></text:span><text:span text:style-name="T178">ابہی</text:span><text:span text:style-name="T177">ل</text:span></text:p>
      <text:p text:style-name="P31">jeem + beh <text:span text:style-name="T179">–</text:span> <text:s/><text:span text:style-name="T74">جنرل <text:s text:c="3"/>بچئو</text:span><text:span text:style-name="T75"> <text:s/></text:span><text:span text:style-name="T74"><text:s/>بچ</text:span><text:span text:style-name="T75">ث</text:span><text:span text:style-name="T76">ض <text:s/></text:span><text:span text:style-name="T180">جیں</text:span></text:p>
      <text:p text:style-name="P32"><text:span text:style-name="T181">f</text:span><text:span text:style-name="T182">eh </text:span><text:span text:style-name="T183">– </text:span><text:span text:style-name="T184">ا</text:span><text:span text:style-name="T185">ڥھ</text:span><text:span text:style-name="T186"> <text:s/></text:span><text:span text:style-name="T184">ا</text:span><text:span text:style-name="T185">ڥھم</text:span><text:span text:style-name="T187"> </text:span><text:span text:style-name="T188"><text:s text:c="3"/></text:span><text:span text:style-name="T184">اڥ</text:span><text:span text:style-name="T189">حل</text:span><text:span text:style-name="T190"> </text:span><text:span text:style-name="T191"><text:line-break/></text:span><text:span text:style-name="T190"> </text:span><text:span text:style-name="T184">ا</text:span><text:span text:style-name="T185">ڥہ</text:span><text:span text:style-name="T192">ل</text:span><text:span text:style-name="T188"> </text:span><text:span text:style-name="T191"><text:s/></text:span><text:span text:style-name="T184">اڥبتث</text:span></text:p>
      <text:p text:style-name="P33">S+K - <text:s/><text:span text:style-name="T193">ا</text:span><text:span text:style-name="T194">ڥھم <text:s/></text:span><text:span text:style-name="T193">ا</text:span><text:span text:style-name="T194">ڥہ</text:span><text:span text:style-name="T195">ل</text:span></text:p>
      <text:p text:style-name="P34">heh-goal - <text:s/><text:span text:style-name="T196">ہَلی </text:span><text:span text:style-name="T78"><text:s/></text:span><text:span text:style-name="T45"><text:s/>ہِکی </text:span><text:span text:style-name="T196"><text:s/></text:span><text:span text:style-name="T197">سہلی</text:span><text:span text:style-name="T198"> <text:s text:c="3"/></text:span><text:span text:style-name="T78">ہیں <text:s/></text:span><text:span text:style-name="T45"><text:s/></text:span><text:span text:style-name="T44"><text:s/></text:span><text:span text:style-name="T45">ہجی</text:span></text:p>
      <text:p text:style-name="P35">Diacritics</text:p>
      <text:p text:style-name="P36"><text:span text:style-name="T199">کِیتا <text:s text:c="2"/></text:span><text:span text:style-name="T45">کِیتی <text:s text:c="2"/></text:span><text:span text:style-name="T200">لِ</text:span><text:span text:style-name="T45">یتی <text:s text:c="3"/>قِیمتی <text:s text:c="2"/></text:span><text:span text:style-name="Default_20_Paragraph_20_Font"><text:span text:style-name="T201">حقِیمی <text:s/></text:span></text:span><text:span text:style-name="Default_20_Paragraph_20_Font"><text:span text:style-name="T202">طنِیم <text:s text:c="3"/></text:span></text:span><text:span text:style-name="Default_20_Paragraph_20_Font"><text:span text:style-name="T203">آئِیئا</text:span></text:span></text:p>
      <text:p text:style-name="P37"><text:span text:style-name="T20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11-19T19:06:15.589810400</dc:date>
    <meta:editing-duration>P7DT10H29M17S</meta:editing-duration>
    <meta:editing-cycles>180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37" meta:word-count="256" meta:character-count="1698" meta:non-whitespace-character-count="1105"/>
  </office:meta>
</office:document-meta>
</file>